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line 1 in an OpenDocument text file</text:p>
      <text:p text:style-name="Normal">This is line 2</text:p>
      <text:p text:style-name="Normal">And 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Ashman</meta:initial-creator>
    <dc:creator>Richard Ashman</dc:creator>
    <meta:creation-date>2021-04-23T14:10:00Z</meta:creation-date>
    <dc:date>2021-04-23T14:14:00Z</dc:date>
    <meta:print-date>2021-04-23T14:13:00Z</meta:print-date>
    <meta:template xlink:href="Normal.dotm" xlink:type="simple"/>
    <meta:editing-cycles>2</meta:editing-cycles>
    <meta:editing-duration>PT240S</meta:editing-duration>
    <meta:document-statistic meta:page-count="1" meta:paragraph-count="1" meta:word-count="9" meta:character-count="64" meta:row-count="1" meta:non-whitespace-character-count="56"/>
  </office:meta>
</office:document-meta>
</file>